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D78D78591F6E6A74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703cm" draw:z-index="0"><draw:image xlink:href="Pictures/1000000100000780000003D78D78591F6E6A74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5:29:15.411204848</meta:creation-date>
    <dc:date>2023-11-03T15:30:24.527271849</dc:date>
    <meta:editing-duration>PT1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